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 fo:line-height="115%" fo:text-indent="0.4916in"/>
      <style:text-properties style:font-name="Times New Roman" fo:font-size="11pt" style:font-size-asian="11pt" style:font-size-complex="11pt"/>
    </style:style>
    <style:style style:name="P2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4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5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6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7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8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9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0" style:parent-style-name="Textbody" style:family="paragraph">
      <style:paragraph-properties fo:text-align="justify" fo:line-height="115%" fo:text-indent="0.4916in"/>
    </style:style>
    <style:style style:name="T11" style:parent-style-name="Fonteparág.padrão" style:family="text">
      <style:text-properties style:font-name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2" style:parent-style-name="StrongEmphasis" style:family="text">
      <style:text-properties style:font-name="Times New Roman" fo:font-weight="normal" style:font-weight-asian="normal" style:font-weight-complex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P13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4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5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6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7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8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19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20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21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22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23" style:parent-style-name="Textbody" style:family="paragraph">
      <style:paragraph-properties fo:text-align="justify" fo:line-height="115%" fo:text-indent="0.4916in"/>
    </style:style>
    <style:style style:name="T24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5" style:parent-style-name="StrongEmphasis" style:family="text">
      <style:text-properties style:font-name="Times New Roman" fo:font-size="11pt" style:font-size-asian="11pt" style:font-size-complex="11pt"/>
    </style:style>
    <style:style style:name="T26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7" style:parent-style-name="StrongEmphasis" style:family="text">
      <style:text-properties style:font-name="Times New Roman" fo:font-size="11pt" style:font-size-asian="11pt" style:font-size-complex="11pt"/>
    </style:style>
    <style:style style:name="T28" style:parent-style-name="StrongEmphasis" style:family="text">
      <style:text-properties style:font-name="Times New Roman" fo:font-size="11pt" style:font-size-asian="11pt" style:font-size-complex="11pt"/>
    </style:style>
    <style:style style:name="T29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30" style:parent-style-name="Textbody" style:family="paragraph">
      <style:paragraph-properties fo:text-align="justify" fo:line-height="115%" fo:text-indent="0.4916in"/>
    </style:style>
    <style:style style:name="T31" style:parent-style-name="Fonteparág.padrão" style:family="text">
      <style:text-properties style:font-name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32" style:parent-style-name="StrongEmphasis" style:family="text">
      <style:text-properties style:font-name="Times New Roman" fo:font-weight="normal" style:font-weight-asian="normal" style:font-weight-complex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P33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4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5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6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7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8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39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40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41" style:parent-style-name="Textbody" style:family="paragraph">
      <style:paragraph-properties fo:text-align="justify" fo:line-height="115%" fo:text-indent="0.4916in"/>
    </style:style>
    <style:style style:name="T42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43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44" style:parent-style-name="StrongEmphasis" style:family="text">
      <style:text-properties style:font-name="Times New Roman" fo:font-size="11pt" style:font-size-asian="11pt" style:font-size-complex="11pt"/>
    </style:style>
    <style:style style:name="T45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46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47" style:parent-style-name="Textbody" style:family="paragraph">
      <style:paragraph-properties fo:text-align="justify" fo:line-height="115%" fo:text-indent="0.4916in"/>
    </style:style>
    <style:style style:name="T48" style:parent-style-name="StrongEmphasis" style:family="text">
      <style:text-properties style:font-name="Times New Roman" fo:font-size="11pt" style:font-size-asian="11pt" style:font-size-complex="11pt"/>
    </style:style>
    <style:style style:name="T49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0" style:parent-style-name="StrongEmphasis" style:family="text">
      <style:text-properties style:font-name="Times New Roman" fo:font-size="11pt" style:font-size-asian="11pt" style:font-size-complex="11pt"/>
    </style:style>
    <style:style style:name="T51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2" style:parent-style-name="StrongEmphasis" style:family="text">
      <style:text-properties style:font-name="Times New Roman" fo:font-size="11pt" style:font-size-asian="11pt" style:font-size-complex="11pt"/>
    </style:style>
    <style:style style:name="T53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4" style:parent-style-name="Textbody" style:family="paragraph">
      <style:paragraph-properties fo:text-align="justify" fo:line-height="115%" fo:text-indent="0.4916in"/>
    </style:style>
    <style:style style:name="T55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6" style:parent-style-name="StrongEmphasis" style:family="text">
      <style:text-properties style:font-name="Times New Roman" fo:font-size="11pt" style:font-size-asian="11pt" style:font-size-complex="11pt"/>
    </style:style>
    <style:style style:name="T57" style:parent-style-name="StrongEmphasis" style:family="text">
      <style:text-properties style:font-name="Times New Roman" fo:font-size="11pt" style:font-size-asian="11pt" style:font-size-complex="11pt"/>
    </style:style>
    <style:style style:name="T58" style:parent-style-name="Fonteparág.padrão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9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60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61" style:parent-style-name="Textbody" style:family="paragraph">
      <style:paragraph-properties fo:text-align="justify" fo:line-height="115%" fo:text-indent="0.4916in"/>
      <style:text-properties style:font-name="Times New Roman" fo:font-size="11pt" style:font-size-asian="11pt" style:font-size-complex="11pt"/>
    </style:style>
    <style:style style:name="P62" style:parent-style-name="Textbody" style:family="paragraph">
      <style:paragraph-properties fo:text-align="justify" fo:line-height="115%" fo:text-indent="0.4916in"/>
    </style:style>
    <style:style style:name="T63" style:parent-style-name="Fonteparág.padrão" style:family="text">
      <style:text-properties style:font-name="Times New Roman" fo:font-size="11pt" style:font-size-asian="11pt" style:font-size-complex="11pt"/>
    </style:style>
  </office:automatic-styles>
  <office:body>
    <office:text text:use-soft-page-breaks="true">
      <text:p text:style-name="P1">Trata-se de processo de execução penal em desfavor do apenado acima nominado, em que a Defesa requereu a readequação da pena aplicada nos autos das ações penais de n. 0101418-26.2012.8.20.0002 e n.<text:s/>0107247-49.2016.8.20.0001, sob a alegação da retroatividade de lei penal benéfica.</text:p>
      <text:p text:style-name="P2">Alegou a Defesa que, nas referidas ações penais, o réu foi condenado pelo crime de posse ilegal de arma de fogo de uso restrito, previsto no art. 16 da Lei 10.826/03, respectivamente, a uma pena de 3 anos e 4 meses de reclusão, na primeira, e 4 anos, na segunda ação.</text:p>
      <text:p text:style-name="P3">Alegou que as munições e os armamentos apreendidos, após a edição do Decreto 9.847/19, passou a ser considerado de calibre permitido, atraindo, assim, a incidência do art. 14 da Lei 10.826/03.</text:p>
      <text:p text:style-name="P4">Ou seja, para a Defesa, em razão do novo Decreto n. 9.847/19, a conduta imputada ao apenado passou a ser tipificada no art. 14 da Lei 10.826/03, que prevê o crime de porte ilegal de arma de fogo de uso permitido.</text:p>
      <text:p text:style-name="P5">No evento 86, interveio o membro do Ministério Público concordando com a Defesa.</text:p>
      <text:p text:style-name="P6">É o relatório. Decido.</text:p>
      <text:p text:style-name="P7">Com razão a Defesa.</text:p>
      <text:p text:style-name="P8">De início, registro que compete ao juiz da execução penal aplicar a lei penal benéfica, nos termos do art. 66, I, da Lei de Execução Penal.</text:p>
      <text:p text:style-name="P9">Pois bem.</text:p>
      <text:p text:style-name="P10"><text:span text:style-name="T11">Da pena aplicada na ação penal n.</text:span><text:span text:style-name="T12"><text:s/>0101418-26.2012.8.20.0002.</text:span></text:p>
      <text:p text:style-name="P13">De fato, lendo a sentença proferida nos autos da ação penal n. 0101418-26.2012.8.20.0002, constato que o apenado foi condenado a uma pena de 3 anos e 4 meses  pelo cometimento do crime de<text:s/>porte ilegal de arma de fogo de uso restrito. A arma que o apenado portava, na ocasião, era uma pistola de calibre .40.</text:p>
      <text:p text:style-name="P14">Após a edição do Decreto n. 9.847/19, o calibre .40 passou a ser enquadrado na categoria dos calibres de uso permitido.</text:p>
      <text:p text:style-name="P15">Essa classificação ficou ainda mais evidente após a edição da Portaria n. 1.222/19 do Comando do Exército.</text:p>
      <text:p text:style-name="P16">Assim, quem hoje porta ilegalmente uma pistola de calibre .40 pratica o crime de porte ilegal de arma de fogo de uso permitido, previsto no art. 14 da Lei 10.826/03,<text:s/>sendo, por óbvio, a lei atual mais benéfica ao apenado.</text:p>
      <text:p text:style-name="P17">Com base no exposto, o pedido da Defesa deve ser acolhido, readequando-se a pena do apenado àquela prevista no crime do art. 14 da Lei 10.826/03.</text:p>
      <text:p text:style-name="P18">Assim, passo a realizar nova dosimetria da pena.</text:p>
      <text:p text:style-name="P19">Analisando a sentença, vejo que, na primeira fase da dosimetria, o magistrado reconheceu como desfavoráveis algumas circunstâncias, aplicando, sobre a pena base, uma exasperação de 1/3 do intervalo entre a pena mínima e a pena máxima previstas em abstrato.</text:p>
      <text:p text:style-name="P20">Assim, considerando que o crime do art. 14 da Lei 10.826/03 tem pena mínima de 2 anos e máxima de 4, fixo a pena base em 2 anos 8 meses de reclusão, deixando a pena de multa para ser aplicada ao final, de forma proporcional à pena definitiva.</text:p>
      <text:p text:style-name="P21">Considerando<text:s/>que o magistrado considerou a circunstância da confissão para atenuar a pena base em 1/6, fixo, nessa fase intermediária, a pena em 2 anos 2 meses e 20 dias de reclusão, pena que torno definitiva, ante a ausência de causas de diminuição ou de aumento de pena.</text:p>
      <text:p text:style-name="P22">Aplico a mesma pena de multa da sentença condenatória – 8 dias-multa – por ser mais favorável ao apenado do que a aqui encontrada.</text:p>
      <text:soft-page-break/>
      <text:p text:style-name="P23"><text:span text:style-name="T24">Assim, a nova pena final e definitiva do apenado, em relação à ação penal n.<text:s/></text:span><text:span text:style-name="T25">0101418-26.2012.8.20.0002</text:span><text:span text:style-name="T26">, é de<text:s/></text:span><text:span text:style-name="T27">2 anos 2<text:s/></text:span><text:span text:style-name="T28">meses e 20 dias de reclusão<text:s/></text:span><text:span text:style-name="T29">e 8 dias-multa.</text:span></text:p>
      <text:p text:style-name="P30"><text:span text:style-name="T31">Da pena aplicada na ação penal n.</text:span><text:span text:style-name="T32"><text:s/>0107247-49.2016.8.20.0001.</text:span></text:p>
      <text:p text:style-name="P33">O apenado foi condenado pela prática do crime previsto no artigos 16 caput, da Lei 10.826/03, a uma pena de 4 anos de reclusão.</text:p>
      <text:p text:style-name="P34">A arma que o apenado portava, na ocasião, era uma pistola de calibre .45.</text:p>
      <text:p text:style-name="P35">Aqui, valem as mesmas razões já expostas.</text:p>
      <text:p text:style-name="P36">Assim, passo a realizar nova dosimetria da pena.</text:p>
      <text:p text:style-name="P37">Analisando a sentença, vejo que, na primeira fase da dosimetria, o magistrado reconheceu como desfavoráveis as circunstâncias dos maus antecedente, aplicando, sobre a pena base, uma exasperação de 1/6 do intervalo entre a pena mínima e a pena máxima previstas em abstrato.</text:p>
      <text:p text:style-name="P38">Assim, considerando que o crime do art. 14 da Lei 10.826/03 tem pena mínima de 2 anos e máxima de 4, fixo a pena base em 2 anos 4 meses de reclusão, deixando a pena de multa para ser aplicada ao final, de forma proporcional à pena definitiva.</text:p>
      <text:p text:style-name="P39">Considerando que o magistrado considerou a reincidência do apenado para agravar-lhe a pena base, fixo, nessa<text:s/>fase intermediária, a pena em 2 anos e 8 meses de reclusão, pena que torno definitiva, ante a ausência de causas de diminuição ou de aumento de pena.</text:p>
      <text:p text:style-name="P40">Aplico a pena de multa 20 dias-multa, mantendo a proporção da pena aplicada na sentença condenatória.</text:p>
      <text:p text:style-name="P41"><text:span text:style-name="T42">Assi</text:span><text:span text:style-name="T43">m, a nova pena final e definitiva do apenado, em relação à ação penal n.<text:s/></text:span><text:span text:style-name="T44">0107247-49.2016.8.20.0001</text:span><text:span text:style-name="T45">, é de 2  anos e 8 meses e 20 dias-multa.</text:span></text:p>
      <text:p text:style-name="P46">Ante o exposto, defiro o pedido da Defesa e determino à secretaria que atualize a GEP, fazendo constar as novas penas referentes aos processos n. 0101418-26.2012.8.20.0002 e n. 0107247-49.2016.8.20.0001, da seguinte forma:</text:p>
      <text:p text:style-name="P47"><text:span text:style-name="T48">a)</text:span><text:span text:style-name="T49"><text:s/>em relação à ação penal n.<text:s/></text:span><text:span text:style-name="T50">0101418-26.2012.8.20.0002</text:span><text:span text:style-name="T51">, <text:s/></text:span><text:span text:style-name="T52">2 anos 2 meses e 20 dias de reclusão<text:s/></text:span><text:span text:style-name="T53">e 8 dias-multa.</text:span></text:p>
      <text:p text:style-name="P54"><text:span text:style-name="T55">b) em relação à ação penal n.<text:s/></text:span><text:span text:style-name="T56">0107247-</text:span><text:span text:style-name="T57">49.2016.8.20.0001</text:span><text:span text:style-name="T58">, referente apenas ao crime do artigo 16, caput, da Lei 10.826/03, 2 anos e 8 meses e 20 dias-multa.</text:span></text:p>
      <text:p text:style-name="P59">Ficam mantidos os demais termos da sentença.</text:p>
      <text:p text:style-name="P60">Além disso, determino, de ofício, a retificação da GEP para aplicar o percentual de 40 % para progressão de regime em toda pena unificada,<text:s/>e 2/3 para o livramento condicional, em razão do crime de latrocínio.</text:p>
      <text:p text:style-name="P61">P.I. Ciência ao MP.</text:p>
      <text:p text:style-name="P62"><text:span text:style-name="T6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da Pauxis</dc:creator>
    <meta:creation-date>2021-11-11T14:41:00Z</meta:creation-date>
    <dc:date>2021-11-12T12:33:00Z</dc:date>
    <meta:template xlink:href="Normal.dotm" xlink:type="simple"/>
    <meta:editing-cycles>2</meta:editing-cycles>
    <meta:editing-duration>PT2280S</meta:editing-duration>
    <meta:document-statistic meta:page-count="2" meta:paragraph-count="10" meta:word-count="851" meta:character-count="5439" meta:row-count="38" meta:non-whitespace-character-count="4598"/>
  </office:meta>
</office:document-meta>
</file>